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:.B])" office:value-type="float" office:value="65" calcext:value-type="float">
            <text:p>65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:.D])" office:value-type="float" office:value="52.5" calcext:value-type="float">
            <text:p>52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:.F])" office:value-type="float" office:value="57" calcext:value-type="float">
            <text:p>57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7"/>
        </table:table-row>
        <table:table-row table:style-name="ro1" table:number-rows-repeated="104854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24T12:40:52.098605602</dc:date>
    <meta:editing-duration>PT2H49M12S</meta:editing-duration>
    <meta:editing-cycles>60</meta:editing-cycles>
    <meta:generator>LibreOffice/7.4.3.2$MacOSX_X86_64 LibreOffice_project/1048a8393ae2eeec98dff31b5c133c5f1d08b890</meta:generator>
    <meta:document-statistic meta:table-count="1" meta:cell-count="229" meta:object-count="0"/>
  </office:meta>
</office:document-meta>
</file>